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013888888889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6816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2</meta:generator>
    <dc:creator>Veronica E. VanCleave-Seeley</dc:creator>
    <dc:date>2022-02-17T15:40:19Z</dc:date>
    <meta:editing-cycles>129</meta:editing-cycles>
    <meta:editing-duration>PT11400S</meta:editing-duration>
  </office:meta>
</office:document-meta>
</file>